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normal"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Standard">
      <style:text-properties fo:font-style="normal" fo:font-weight="bold" style:font-style-asian="normal" style:font-weight-asian="bold" style:font-style-complex="normal"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weight="bold" style:font-weight-asian="bold" style:font-weight-complex="bold"/>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style:use-window-font-color="true" style:text-outline="false" style:text-line-through-style="none" style:text-position="0% 100%" style:font-name="Segoe UI" fo:font-size="10pt" fo:letter-spacing="normal" fo:language="de" fo:country="CH"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Segoe UI" fo:font-size="10pt" fo:letter-spacing="normal" fo:language="de" fo:country="CH"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tracked-changes>
        <text:changed-region xml:id="ct38103344" text:id="ct38103344">
          <text:deletion>
            <office:change-info>
              <dc:creator>Unknown Author</dc:creator>
              <dc:date>2011-06-14T11:47:00</dc:date>
            </office:change-info>
            <text:p text:style-name="P1">Titel (50 Zeichen)</text:p>
          </text:deletion>
        </text:changed-region>
        <text:changed-region xml:id="ct38103024" text:id="ct38103024">
          <text:insertion>
            <office:change-info>
              <dc:creator>Unknown Author</dc:creator>
              <dc:date>2011-06-14T11:47:00</dc:date>
            </office:change-info>
          </text:insertion>
        </text:changed-region>
        <text:changed-region xml:id="ct38104896" text:id="ct38104896">
          <text:insertion>
            <office:change-info>
              <dc:creator>Unknown Author</dc:creator>
              <dc:date>2011-06-14T11:48:00</dc:date>
            </office:change-info>
          </text:insertion>
        </text:changed-region>
        <text:changed-region xml:id="ct38105136" text:id="ct38105136">
          <text:deletion>
            <office:change-info>
              <dc:creator>Ruben Bär</dc:creator>
              <dc:date>2011-06-14T11:51:00</dc:date>
            </office:change-info>
            <text:p text:style-name="P1"><office:annotation><dc:creator>Unknown Author</dc:creator><dc:date>2011-06-14T11:50:51</dc:date><text:p text:style-name="P14"><text:span text:style-name="T7"/></text:p></office:annotation></text:p>
          </text:deletion>
        </text:changed-region>
        <text:changed-region xml:id="ct38111792" text:id="ct38111792">
          <text:insertion>
            <office:change-info>
              <dc:creator>Ruben Bär</dc:creator>
              <dc:date>2011-06-14T11:51:00</dc:date>
            </office:change-info>
          </text:insertion>
        </text:changed-region>
        <text:changed-region xml:id="ct38112704" text:id="ct38112704">
          <text:insertion>
            <office:change-info>
              <dc:creator>Ruben Bär</dc:creator>
              <dc:date>2011-06-07T11:28:00</dc:date>
            </office:change-info>
          </text:insertion>
        </text:changed-region>
        <text:changed-region xml:id="ct35024368" text:id="ct35024368">
          <text:deletion>
            <office:change-info>
              <dc:creator>Ruben Bär</dc:creator>
              <dc:date>2011-06-07T11:56:00</dc:date>
            </office:change-info>
            <text:p text:style-name="P2">Diese Bachelorarbeit präsentiert </text:p>
          </text:deletion>
        </text:changed-region>
        <text:changed-region xml:id="ct38111280" text:id="ct38111280">
          <text:deletion>
            <office:change-info>
              <dc:creator>Ruben Bär</dc:creator>
              <dc:date>2011-06-07T11:53:00</dc:date>
            </office:change-info>
            <text:p text:style-name="P2">ein </text:p>
          </text:deletion>
        </text:changed-region>
        <text:changed-region xml:id="ct38111088" text:id="ct38111088">
          <text:deletion>
            <office:change-info>
              <dc:creator>Ruben Bär</dc:creator>
              <dc:date>2011-06-07T11:48:00</dc:date>
            </office:change-info>
            <text:p text:style-name="P2">neues Konzept der Vererbung bekannt als Subclassing und eine rudimentäre Programmiersprache, welche dieses Konzept implementiert.</text:p>
          </text:deletion>
        </text:changed-region>
        <text:changed-region xml:id="ct38128416" text:id="ct38128416">
          <text:deletion>
            <office:change-info>
              <dc:creator>Ruben Bär</dc:creator>
              <dc:date>2011-06-14T10:03:00</dc:date>
            </office:change-info>
            <text:p text:style-name="P2">s</text:p>
          </text:deletion>
        </text:changed-region>
        <text:changed-region xml:id="ct38128224" text:id="ct38128224">
          <text:deletion>
            <office:change-info>
              <dc:creator>Ruben Bär</dc:creator>
              <dc:date>2011-06-14T11:54:00</dc:date>
            </office:change-info>
            <text:p text:style-name="P2">dieOOPLSS, Object-Oriented Programming Language with Subtyping and Subclassing, </text:p>
          </text:deletion>
        </text:changed-region>
        <text:changed-region xml:id="ct38127952" text:id="ct38127952">
          <text:deletion>
            <office:change-info>
              <dc:creator>Unknown Author</dc:creator>
              <dc:date>2011-06-14T11:48:00</dc:date>
            </office:change-info>
            <text:p text:style-name="P2">eine</text:p>
          </text:deletion>
        </text:changed-region>
        <text:changed-region xml:id="ct38127760" text:id="ct38127760">
          <text:deletion>
            <office:change-info>
              <dc:creator>Ruben Bär</dc:creator>
              <dc:date>2011-06-14T11:54:00</dc:date>
            </office:change-info>
            <text:p text:style-name="P2">e</text:p>
          </text:deletion>
        </text:changed-region>
        <text:changed-region xml:id="ct38109536" text:id="ct38109536">
          <text:deletion>
            <office:change-info>
              <dc:creator>Stefan Heinemann</dc:creator>
              <dc:date>2011-06-08T00:29:00</dc:date>
            </office:change-info>
            <text:p text:style-name="P2">en</text:p>
          </text:deletion>
        </text:changed-region>
        <text:changed-region xml:id="ct38109344" text:id="ct38109344">
          <text:deletion>
            <office:change-info>
              <dc:creator>Ruben Bär</dc:creator>
              <dc:date>2011-06-07T11:42:00</dc:date>
            </office:change-info>
            <text:p text:style-name="P2">was den Programmierer in manchen Fällen einschränkt und dazu zwingt, unsichere Typenkonstrukte wie Casts zu verwenden. </text:p>
          </text:deletion>
        </text:changed-region>
        <text:changed-region xml:id="ct38156288" text:id="ct38156288">
          <text:deletion>
            <office:change-info>
              <dc:creator>Ruben Bär</dc:creator>
              <dc:date>2011-06-14T11:54:00</dc:date>
            </office:change-info>
            <text:p text:style-name="P2"><text:s/></text:p>
          </text:deletion>
        </text:changed-region>
        <text:changed-region xml:id="ct38110720" text:id="ct38110720">
          <text:deletion>
            <office:change-info>
              <dc:creator>Ruben Bär</dc:creator>
              <dc:date>2011-06-07T11:40:00</dc:date>
            </office:change-info>
            <text:p text:style-name="P2">,</text:p>
          </text:deletion>
        </text:changed-region>
        <text:changed-region xml:id="ct38110384" text:id="ct38110384">
          <text:deletion>
            <office:change-info>
              <dc:creator>Ruben Bär</dc:creator>
              <dc:date>2011-06-07T11:39:00</dc:date>
            </office:change-info>
            <text:p text:style-name="P2"><text:s/>gebunden</text:p>
          </text:deletion>
        </text:changed-region>
        <text:changed-region xml:id="ct38084464" text:id="ct38084464">
          <text:deletion>
            <office:change-info>
              <dc:creator>Ruben Bär</dc:creator>
              <dc:date>2011-06-14T11:54:00</dc:date>
            </office:change-info>
            <text:p text:style-name="P2"><text:s/>Vererbungshierarchie</text:p>
          </text:deletion>
        </text:changed-region>
        <text:changed-region xml:id="ct38113712" text:id="ct38113712">
          <text:deletion>
            <office:change-info>
              <dc:creator>Ruben Bär</dc:creator>
              <dc:date>2011-06-07T11:39:00</dc:date>
            </office:change-info>
            <text:p text:style-name="P2">stark an die</text:p>
          </text:deletion>
        </text:changed-region>
        <text:changed-region xml:id="ct38102736" text:id="ct38102736">
          <text:deletion>
            <office:change-info>
              <dc:creator>Ruben Bär</dc:creator>
              <dc:date>2011-06-14T11:54:00</dc:date>
            </office:change-info>
            <text:p text:style-name="P2">ypenhierarchie ist dabei </text:p>
          </text:deletion>
        </text:changed-region>
        <text:changed-region xml:id="ct38135088" text:id="ct38135088">
          <text:deletion>
            <office:change-info>
              <dc:creator>Ruben Bär</dc:creator>
              <dc:date>2011-06-07T11:38:00</dc:date>
            </office:change-info>
            <text:p text:style-name="P2">T</text:p>
          </text:deletion>
        </text:changed-region>
        <text:changed-region xml:id="ct35081472" text:id="ct35081472">
          <text:deletion>
            <office:change-info>
              <dc:creator>Ruben Bär</dc:creator>
              <dc:date>2011-06-14T11:54:00</dc:date>
            </office:change-info>
            <text:p text:style-name="P2">Programmiersprachen wie C++, Java oder C# um Vererbung und Polymorphie zu realisieren. Die </text:p>
          </text:deletion>
        </text:changed-region>
        <text:changed-region xml:id="ct35028144" text:id="ct35028144">
          <text:deletion>
            <office:change-info>
              <dc:creator>Ruben Bär</dc:creator>
              <dc:date>2011-06-07T11:50:00</dc:date>
            </office:change-info>
            <text:p text:style-name="P2">heutigen </text:p>
          </text:deletion>
        </text:changed-region>
        <text:changed-region xml:id="ct38109792" text:id="ct38109792">
          <text:deletion>
            <office:change-info>
              <dc:creator>Ruben Bär</dc:creator>
              <dc:date>2011-06-14T11:54:00</dc:date>
            </office:change-info>
            <text:p text:style-name="P2"><text:span text:style-name="T1">Subtyping</text:span> ist ein weitverbreitetes Konzept in </text:p>
          </text:deletion>
        </text:changed-region>
        <text:changed-region xml:id="ct37763760" text:id="ct37763760">
          <text:insertion>
            <office:change-info>
              <dc:creator>Ruben Bär</dc:creator>
              <dc:date>2011-06-14T11:54:00</dc:date>
            </office:change-info>
          </text:insertion>
        </text:changed-region>
        <text:changed-region xml:id="ct38132496" text:id="ct38132496">
          <text:insertion>
            <office:change-info>
              <dc:creator>Ruben Bär</dc:creator>
              <dc:date>2011-06-07T12:00:00</dc:date>
            </office:change-info>
          </text:insertion>
        </text:changed-region>
        <text:changed-region xml:id="ct37821584" text:id="ct37821584">
          <text:insertion>
            <office:change-info>
              <dc:creator>Ruben Bär</dc:creator>
              <dc:date>2011-06-07T12:00:00</dc:date>
            </office:change-info>
          </text:insertion>
        </text:changed-region>
        <text:changed-region xml:id="ct37763280" text:id="ct37763280">
          <text:deletion>
            <office:change-info>
              <dc:creator>Ruben Bär</dc:creator>
              <dc:date>2011-06-07T12:00:00</dc:date>
            </office:change-info>
            <text:p text:style-name="P2">als</text:p>
          </text:deletion>
        </text:changed-region>
        <text:changed-region xml:id="ct29965008" text:id="ct29965008">
          <text:insertion>
            <office:change-info>
              <dc:creator>Ruben Bär</dc:creator>
              <dc:date>2011-06-07T12:00:00</dc:date>
            </office:change-info>
          </text:insertion>
        </text:changed-region>
        <text:changed-region xml:id="ct37826528" text:id="ct37826528">
          <text:deletion>
            <office:change-info>
              <dc:creator>Ruben Bär</dc:creator>
              <dc:date>2011-06-07T12:00:00</dc:date>
            </office:change-info>
            <text:p text:style-name="P2"><text:span text:style-name="T1">Subtyping</text:span> <text:s text:c="2"/>bekannt ist</text:p>
          </text:deletion>
        </text:changed-region>
        <text:changed-region xml:id="ct38132112" text:id="ct38132112">
          <text:insertion>
            <office:change-info>
              <dc:creator>Ruben Bär</dc:creator>
              <dc:date>2011-06-07T12:00:00</dc:date>
            </office:change-info>
          </text:insertion>
        </text:changed-region>
        <text:changed-region xml:id="ct38112272" text:id="ct38112272">
          <text:deletion>
            <office:change-info>
              <dc:creator>Ruben Bär</dc:creator>
              <dc:date>2011-06-07T12:01:00</dc:date>
            </office:change-info>
            <text:p text:style-name="P2">Dabei wird bei der Vererbung einer Klasse automatisch ein neuer Typ kreiert. </text:p>
          </text:deletion>
        </text:changed-region>
        <text:changed-region xml:id="ct38133488" text:id="ct38133488">
          <text:insertion>
            <office:change-info>
              <dc:creator>Ruben Bär</dc:creator>
              <dc:date>2011-06-07T12:01:00</dc:date>
            </office:change-info>
          </text:insertion>
        </text:changed-region>
        <text:changed-region xml:id="ct38111984" text:id="ct38111984">
          <text:deletion>
            <office:change-info>
              <dc:creator>Ruben Bär</dc:creator>
              <dc:date>2011-06-07T12:01:00</dc:date>
            </office:change-info>
            <text:p text:style-name="P2">en</text:p>
          </text:deletion>
        </text:changed-region>
        <text:changed-region xml:id="ct35024560" text:id="ct35024560">
          <text:deletion>
            <office:change-info>
              <dc:creator>Ruben Bär</dc:creator>
              <dc:date>2011-06-07T12:01:00</dc:date>
            </office:change-info>
            <text:p text:style-name="P2">durch Subtypen ersetzt werden können</text:p>
          </text:deletion>
        </text:changed-region>
        <text:changed-region xml:id="ct38127056" text:id="ct38127056">
          <text:insertion>
            <office:change-info>
              <dc:creator>Ruben Bär</dc:creator>
              <dc:date>2011-06-07T12:01:00</dc:date>
            </office:change-info>
          </text:insertion>
        </text:changed-region>
        <text:changed-region xml:id="ct38117984" text:id="ct38117984">
          <text:insertion>
            <office:change-info>
              <dc:creator>Stefan Heinemann</dc:creator>
              <dc:date>2011-06-08T13:44:00</dc:date>
            </office:change-info>
          </text:insertion>
        </text:changed-region>
        <text:changed-region xml:id="ct38118176" text:id="ct38118176">
          <text:insertion>
            <office:change-info>
              <dc:creator>Ruben Bär</dc:creator>
              <dc:date>2011-06-07T12:01:00</dc:date>
            </office:change-info>
          </text:insertion>
        </text:changed-region>
        <text:changed-region xml:id="ct38133072" text:id="ct38133072">
          <text:insertion>
            <office:change-info>
              <dc:creator>Stefan Heinemann</dc:creator>
              <dc:date>2011-06-08T13:44:00</dc:date>
            </office:change-info>
          </text:insertion>
        </text:changed-region>
        <text:changed-region xml:id="ct38133264" text:id="ct38133264">
          <text:insertion>
            <office:change-info>
              <dc:creator>Ruben Bär</dc:creator>
              <dc:date>2011-06-07T12:01:00</dc:date>
            </office:change-info>
          </text:insertion>
        </text:changed-region>
        <text:changed-region xml:id="ct38126608" text:id="ct38126608">
          <text:insertion>
            <office:change-info>
              <dc:creator>Ruben Bär</dc:creator>
              <dc:date>2011-06-07T12:02:00</dc:date>
            </office:change-info>
          </text:insertion>
        </text:changed-region>
        <text:changed-region xml:id="ct38126800" text:id="ct38126800">
          <text:deletion>
            <office:change-info>
              <dc:creator>Stefan Heinemann</dc:creator>
              <dc:date>2011-06-08T13:44:00</dc:date>
            </office:change-info>
            <text:p text:style-name="P2">e</text:p>
          </text:deletion>
        </text:changed-region>
        <text:changed-region xml:id="ct38123840" text:id="ct38123840">
          <text:insertion>
            <office:change-info>
              <dc:creator>Ruben Bär</dc:creator>
              <dc:date>2011-06-07T12:02:00</dc:date>
            </office:change-info>
          </text:insertion>
        </text:changed-region>
        <text:changed-region xml:id="ct38124224" text:id="ct38124224">
          <text:deletion>
            <office:change-info>
              <dc:creator>Ruben Bär</dc:creator>
              <dc:date>2011-06-07T12:02:00</dc:date>
            </office:change-info>
            <text:p text:style-name="P2">Diese </text:p>
          </text:deletion>
        </text:changed-region>
        <text:changed-region xml:id="ct38124032" text:id="ct38124032">
          <text:deletion>
            <office:change-info>
              <dc:creator>Ruben Bär</dc:creator>
              <dc:date>2011-06-07T12:04:00</dc:date>
            </office:change-info>
            <text:p text:style-name="P2">Eigenschaft führt jedoch auch gewisse Einschränkungen mit sich, damit die Typen sicher ersetzt werden können.</text:p>
          </text:deletion>
        </text:changed-region>
        <text:changed-region xml:id="ct38124416" text:id="ct38124416">
          <text:insertion>
            <office:change-info>
              <dc:creator>Ruben Bär</dc:creator>
              <dc:date>2011-06-07T12:04:00</dc:date>
            </office:change-info>
          </text:insertion>
        </text:changed-region>
        <text:changed-region xml:id="ct38124608" text:id="ct38124608">
          <text:format-change>
            <office:change-info>
              <dc:creator>Ruben Bär</dc:creator>
              <dc:date>2011-06-07T12:05:00</dc:date>
            </office:change-info>
          </text:format-change>
        </text:changed-region>
        <text:changed-region xml:id="ct35082736" text:id="ct35082736">
          <text:format-change>
            <office:change-info>
              <dc:creator>Ruben Bär</dc:creator>
              <dc:date>2011-06-07T12:05:00</dc:date>
            </office:change-info>
          </text:format-change>
        </text:changed-region>
        <text:changed-region xml:id="ct38106704" text:id="ct38106704">
          <text:format-change>
            <office:change-info>
              <dc:creator>Ruben Bär</dc:creator>
              <dc:date>2011-06-07T12:05:00</dc:date>
            </office:change-info>
          </text:format-change>
        </text:changed-region>
        <text:changed-region xml:id="ct35081776" text:id="ct35081776">
          <text:insertion>
            <office:change-info>
              <dc:creator>Ruben Bär</dc:creator>
              <dc:date>2011-06-07T12:05:00</dc:date>
            </office:change-info>
          </text:insertion>
        </text:changed-region>
        <text:changed-region xml:id="ct38105360" text:id="ct38105360">
          <text:format-change>
            <office:change-info>
              <dc:creator>Ruben Bär</dc:creator>
              <dc:date>2011-06-07T12:04:00</dc:date>
            </office:change-info>
          </text:format-change>
        </text:changed-region>
        <text:changed-region xml:id="ct38105552" text:id="ct38105552">
          <text:deletion>
            <office:change-info>
              <dc:creator>Ruben Bär</dc:creator>
              <dc:date>2011-06-07T12:05:00</dc:date>
            </office:change-info>
            <text:p text:style-name="P2"><text:span text:style-name="T2">-Klasse</text:span></text:p>
          </text:deletion>
        </text:changed-region>
        <text:changed-region xml:id="ct37842432" text:id="ct37842432">
          <text:insertion>
            <office:change-info>
              <dc:creator>Ruben Bär</dc:creator>
              <dc:date>2011-06-07T12:05:00</dc:date>
            </office:change-info>
          </text:insertion>
        </text:changed-region>
        <text:changed-region xml:id="ct38107824" text:id="ct38107824">
          <text:deletion>
            <office:change-info>
              <dc:creator>Stefan Heinemann</dc:creator>
              <dc:date>2011-06-08T13:45:00</dc:date>
            </office:change-info>
            <text:p text:style-name="P2"><text:span text:style-name="T2">e</text:span></text:p>
          </text:deletion>
        </text:changed-region>
        <text:changed-region xml:id="ct38106224" text:id="ct38106224">
          <text:insertion>
            <office:change-info>
              <dc:creator>Ruben Bär</dc:creator>
              <dc:date>2011-06-07T12:05:00</dc:date>
            </office:change-info>
          </text:insertion>
        </text:changed-region>
        <text:changed-region xml:id="ct38157952" text:id="ct38157952">
          <text:deletion>
            <office:change-info>
              <dc:creator>Ruben Bär</dc:creator>
              <dc:date>2011-06-07T12:05:00</dc:date>
            </office:change-info>
            <text:p text:style-name="P2"><text:span text:style-name="T2">die Methode</text:span></text:p>
          </text:deletion>
        </text:changed-region>
        <text:changed-region xml:id="ct38157680" text:id="ct38157680">
          <text:insertion>
            <office:change-info>
              <dc:creator>Ruben Bär</dc:creator>
              <dc:date>2011-06-07T12:06:00</dc:date>
            </office:change-info>
          </text:insertion>
        </text:changed-region>
        <text:changed-region xml:id="ct38159888" text:id="ct38159888">
          <text:insertion>
            <office:change-info>
              <dc:creator>Ruben Bär</dc:creator>
              <dc:date>2011-06-07T12:07:00</dc:date>
            </office:change-info>
          </text:insertion>
        </text:changed-region>
        <text:changed-region xml:id="ct38160304" text:id="ct38160304">
          <text:deletion>
            <office:change-info>
              <dc:creator>Stefan Heinemann</dc:creator>
              <dc:date>2011-06-08T13:45:00</dc:date>
            </office:change-info>
            <text:p text:style-name="P2"><text:span text:style-name="T2"><text:s/></text:span></text:p>
          </text:deletion>
        </text:changed-region>
        <text:changed-region xml:id="ct38160080" text:id="ct38160080">
          <text:deletion>
            <office:change-info>
              <dc:creator>Stefan Heinemann</dc:creator>
              <dc:date>2011-06-08T13:46:00</dc:date>
            </office:change-info>
            <text:p text:style-name="P2"><text:span text:style-name="T2">S</text:span></text:p>
          </text:deletion>
        </text:changed-region>
        <text:changed-region xml:id="ct38161168" text:id="ct38161168">
          <text:insertion>
            <office:change-info>
              <dc:creator>Stefan Heinemann</dc:creator>
              <dc:date>2011-06-08T13:46:00</dc:date>
            </office:change-info>
          </text:insertion>
        </text:changed-region>
        <text:changed-region xml:id="ct38163440" text:id="ct38163440">
          <text:insertion>
            <office:change-info>
              <dc:creator>Ruben Bär</dc:creator>
              <dc:date>2011-06-07T12:07:00</dc:date>
            </office:change-info>
          </text:insertion>
        </text:changed-region>
        <text:changed-region xml:id="ct38163632" text:id="ct38163632">
          <text:deletion>
            <office:change-info>
              <dc:creator>Ruben Bär</dc:creator>
              <dc:date>2011-06-07T12:07:00</dc:date>
            </office:change-info>
            <text:p text:style-name="P2"><text:span text:style-name="T2"><text:s/>Der/die ProgrammiererIn ist gezwungen, auf unsichere Sprachkonzepte wie Casts zurück zu greifen.</text:span></text:p>
          </text:deletion>
        </text:changed-region>
        <text:changed-region xml:id="ct38161808" text:id="ct38161808">
          <text:insertion>
            <office:change-info>
              <dc:creator>Ruben Bär</dc:creator>
              <dc:date>2011-06-07T12:07:00</dc:date>
            </office:change-info>
          </text:insertion>
        </text:changed-region>
        <text:changed-region xml:id="ct38134096" text:id="ct38134096">
          <text:deletion>
            <office:change-info>
              <dc:creator>Ruben Bär</dc:creator>
              <dc:date>2011-06-07T12:33:00</dc:date>
            </office:change-info>
            <text:p text:style-name="P2"><text:span text:style-name="T2"/></text:p>
            <text:p text:style-name="P2"><text:span text:style-name="T2">Da genannte Sprachen die Typenhierarchie implizit fest an die Vererbungshierarchie koppeln, ist dem/der ProgrammiererIn kein Werkzeg gegeben, Code wiederverwendbar zu machen ohne Subtypen zu kreieren. Das Konzept </text:span><text:span text:style-name="T1">Subclassing</text:span><text:span text:style-name="T2"> schafft dem Abhilfe.</text:span></text:p>
          </text:deletion>
        </text:changed-region>
        <text:changed-region xml:id="ct37181040" text:id="ct37181040">
          <text:deletion>
            <office:change-info>
              <dc:creator>Ruben Bär</dc:creator>
              <dc:date>2011-06-07T12:11:00</dc:date>
            </office:change-info>
            <text:p text:style-name="P3">vorgestellt</text:p>
          </text:deletion>
        </text:changed-region>
        <text:changed-region xml:id="ct38134320" text:id="ct38134320">
          <text:insertion>
            <office:change-info>
              <dc:creator>Ruben Bär</dc:creator>
              <dc:date>2011-06-07T12:11:00</dc:date>
            </office:change-info>
          </text:insertion>
        </text:changed-region>
        <text:changed-region xml:id="ct37827312" text:id="ct37827312">
          <text:deletion>
            <office:change-info>
              <dc:creator>Ruben Bär</dc:creator>
              <dc:date>2011-06-07T12:11:00</dc:date>
            </office:change-info>
            <text:p text:style-name="P3">.</text:p>
          </text:deletion>
        </text:changed-region>
        <text:changed-region xml:id="ct37190864" text:id="ct37190864">
          <text:deletion>
            <office:change-info>
              <dc:creator>Ruben Bär</dc:creator>
              <dc:date>2011-06-07T12:12:00</dc:date>
            </office:change-info>
            <text:p text:style-name="P3">Dieses</text:p>
          </text:deletion>
        </text:changed-region>
        <text:changed-region xml:id="ct37183408" text:id="ct37183408">
          <text:insertion>
            <office:change-info>
              <dc:creator>Ruben Bär</dc:creator>
              <dc:date>2011-06-07T12:12:00</dc:date>
            </office:change-info>
          </text:insertion>
        </text:changed-region>
        <text:changed-region xml:id="ct37181552" text:id="ct37181552">
          <text:insertion>
            <office:change-info>
              <dc:creator>Stefan Heinemann</dc:creator>
              <dc:date>2011-06-08T13:46:00</dc:date>
            </office:change-info>
          </text:insertion>
        </text:changed-region>
        <text:changed-region xml:id="ct37879904" text:id="ct37879904">
          <text:deletion>
            <office:change-info>
              <dc:creator>Ruben Bär</dc:creator>
              <dc:date>2011-06-07T12:11:00</dc:date>
            </office:change-info>
            <text:p text:style-name="P3">es</text:p>
          </text:deletion>
        </text:changed-region>
        <text:changed-region xml:id="ct37841104" text:id="ct37841104">
          <text:deletion>
            <office:change-info>
              <dc:creator>Ruben Bär</dc:creator>
              <dc:date>2011-06-07T12:10:00</dc:date>
            </office:change-info>
            <text:p text:style-name="P3"><text:s/>dem/der ProgrammiererIn,</text:p>
          </text:deletion>
        </text:changed-region>
        <text:changed-region xml:id="ct37840192" text:id="ct37840192">
          <text:deletion>
            <office:change-info>
              <dc:creator>Ruben Bär</dc:creator>
              <dc:date>2011-06-07T12:11:00</dc:date>
            </office:change-info>
            <text:p text:style-name="P3"><text:s/></text:p>
          </text:deletion>
        </text:changed-region>
        <text:changed-region xml:id="ct37842784" text:id="ct37842784">
          <text:deletion>
            <office:change-info>
              <dc:creator>Ruben Bär</dc:creator>
              <dc:date>2011-06-07T12:12:00</dc:date>
            </office:change-info>
            <text:p text:style-name="P3">Manche</text:p>
          </text:deletion>
        </text:changed-region>
        <text:changed-region xml:id="ct37843376" text:id="ct37843376">
          <text:insertion>
            <office:change-info>
              <dc:creator>Ruben Bär</dc:creator>
              <dc:date>2011-06-07T12:12:00</dc:date>
            </office:change-info>
          </text:insertion>
        </text:changed-region>
        <text:changed-region xml:id="ct38160896" text:id="ct38160896">
          <text:deletion>
            <office:change-info>
              <dc:creator>Ruben Bär</dc:creator>
              <dc:date>2011-06-07T12:13:00</dc:date>
            </office:change-info>
            <text:p text:style-name="P3">also solche die die eigene Klasse referenzieren</text:p>
          </text:deletion>
        </text:changed-region>
        <text:changed-region xml:id="ct37182624" text:id="ct37182624">
          <text:insertion>
            <office:change-info>
              <dc:creator>Ruben Bär</dc:creator>
              <dc:date>2011-06-07T12:13:00</dc:date>
            </office:change-info>
          </text:insertion>
        </text:changed-region>
        <text:changed-region xml:id="ct37186160" text:id="ct37186160">
          <text:deletion>
            <office:change-info>
              <dc:creator>Ruben Bär</dc:creator>
              <dc:date>2011-06-14T10:03:00</dc:date>
            </office:change-info>
            <text:p text:style-name="P3">n</text:p>
          </text:deletion>
        </text:changed-region>
        <text:changed-region xml:id="ct37181904" text:id="ct37181904">
          <text:insertion>
            <office:change-info>
              <dc:creator>Ruben Bär</dc:creator>
              <dc:date>2011-06-07T12:13:00</dc:date>
            </office:change-info>
          </text:insertion>
        </text:changed-region>
        <text:changed-region xml:id="ct38106896" text:id="ct38106896">
          <text:insertion>
            <office:change-info>
              <dc:creator>Ruben Bär</dc:creator>
              <dc:date>2011-06-07T12:14:00</dc:date>
            </office:change-info>
          </text:insertion>
        </text:changed-region>
        <text:changed-region xml:id="ct38124800" text:id="ct38124800">
          <text:deletion>
            <office:change-info>
              <dc:creator>Ruben Bär</dc:creator>
              <dc:date>2011-06-07T12:21:00</dc:date>
            </office:change-info>
            <text:p text:style-name="P3">. </text:p>
          </text:deletion>
        </text:changed-region>
        <text:changed-region xml:id="ct38108832" text:id="ct38108832">
          <text:insertion>
            <office:change-info>
              <dc:creator>Ruben Bär</dc:creator>
              <dc:date>2011-06-07T12:21:00</dc:date>
            </office:change-info>
          </text:insertion>
        </text:changed-region>
        <text:changed-region xml:id="ct38156832" text:id="ct38156832">
          <text:insertion>
            <office:change-info>
              <dc:creator>Ruben Bär</dc:creator>
              <dc:date>2011-06-07T12:22:00</dc:date>
            </office:change-info>
          </text:insertion>
        </text:changed-region>
        <text:changed-region xml:id="ct37183696" text:id="ct37183696">
          <text:deletion>
            <office:change-info>
              <dc:creator>Ruben Bär</dc:creator>
              <dc:date>2011-06-07T12:23:00</dc:date>
            </office:change-info>
            <text:p text:style-name="P3"><text:s/></text:p>
          </text:deletion>
        </text:changed-region>
        <text:changed-region xml:id="ct38162000" text:id="ct38162000">
          <text:insertion>
            <office:change-info>
              <dc:creator>Ruben Bär</dc:creator>
              <dc:date>2011-06-07T12:23:00</dc:date>
            </office:change-info>
          </text:insertion>
        </text:changed-region>
        <text:changed-region xml:id="ct38160496" text:id="ct38160496">
          <text:deletion>
            <office:change-info>
              <dc:creator>Stefan Heinemann</dc:creator>
              <dc:date>2011-06-08T13:47:00</dc:date>
            </office:change-info>
            <text:p text:style-name="P3">e</text:p>
          </text:deletion>
        </text:changed-region>
        <text:changed-region xml:id="ct38157184" text:id="ct38157184">
          <text:insertion>
            <office:change-info>
              <dc:creator>Ruben Bär</dc:creator>
              <dc:date>2011-06-14T10:03:00</dc:date>
            </office:change-info>
          </text:insertion>
        </text:changed-region>
        <text:changed-region xml:id="ct38157376" text:id="ct38157376">
          <text:insertion>
            <office:change-info>
              <dc:creator>Ruben Bär</dc:creator>
              <dc:date>2011-06-07T12:23:00</dc:date>
            </office:change-info>
          </text:insertion>
        </text:changed-region>
        <text:changed-region xml:id="ct38105776" text:id="ct38105776">
          <text:deletion>
            <office:change-info>
              <dc:creator>Stefan Heinemann</dc:creator>
              <dc:date>2011-06-08T13:47:00</dc:date>
            </office:change-info>
            <text:p text:style-name="P3">E</text:p>
          </text:deletion>
        </text:changed-region>
        <text:changed-region xml:id="ct38105968" text:id="ct38105968">
          <text:insertion>
            <office:change-info>
              <dc:creator>Stefan Heinemann</dc:creator>
              <dc:date>2011-06-08T13:47:00</dc:date>
            </office:change-info>
          </text:insertion>
        </text:changed-region>
        <text:changed-region xml:id="ct38161360" text:id="ct38161360">
          <text:insertion>
            <office:change-info>
              <dc:creator>Ruben Bär</dc:creator>
              <dc:date>2011-06-07T12:23:00</dc:date>
            </office:change-info>
          </text:insertion>
        </text:changed-region>
        <text:changed-region xml:id="ct37880096" text:id="ct37880096">
          <text:insertion>
            <office:change-info>
              <dc:creator>Ruben Bär</dc:creator>
              <dc:date>2011-06-07T12:24:00</dc:date>
            </office:change-info>
          </text:insertion>
        </text:changed-region>
        <text:changed-region xml:id="ct37188960" text:id="ct37188960">
          <text:deletion>
            <office:change-info>
              <dc:creator>Stefan Heinemann</dc:creator>
              <dc:date>2011-06-08T13:47:00</dc:date>
            </office:change-info>
            <text:p text:style-name="P3">e-</text:p>
          </text:deletion>
        </text:changed-region>
        <text:changed-region xml:id="ct37189520" text:id="ct37189520">
          <text:insertion>
            <office:change-info>
              <dc:creator>Stefan Heinemann</dc:creator>
              <dc:date>2011-06-08T13:47:00</dc:date>
            </office:change-info>
          </text:insertion>
        </text:changed-region>
        <text:changed-region xml:id="ct37893264" text:id="ct37893264">
          <text:insertion>
            <office:change-info>
              <dc:creator>Ruben Bär</dc:creator>
              <dc:date>2011-06-07T12:24:00</dc:date>
            </office:change-info>
          </text:insertion>
        </text:changed-region>
        <text:changed-region xml:id="ct37189792" text:id="ct37189792">
          <text:insertion>
            <office:change-info>
              <dc:creator>Ruben Bär</dc:creator>
              <dc:date>2011-06-07T12:25:00</dc:date>
            </office:change-info>
          </text:insertion>
        </text:changed-region>
        <text:changed-region xml:id="ct37880800" text:id="ct37880800">
          <text:deletion>
            <office:change-info>
              <dc:creator>Ruben Bär</dc:creator>
              <dc:date>2011-06-14T10:03:00</dc:date>
            </office:change-info>
            <text:p text:style-name="P3">n</text:p>
          </text:deletion>
        </text:changed-region>
        <text:changed-region xml:id="ct38161552" text:id="ct38161552">
          <text:insertion>
            <office:change-info>
              <dc:creator>Ruben Bär</dc:creator>
              <dc:date>2011-06-14T10:03:00</dc:date>
            </office:change-info>
          </text:insertion>
        </text:changed-region>
        <text:changed-region xml:id="ct37195888" text:id="ct37195888">
          <text:insertion>
            <office:change-info>
              <dc:creator>Ruben Bär</dc:creator>
              <dc:date>2011-06-07T12:25:00</dc:date>
            </office:change-info>
          </text:insertion>
        </text:changed-region>
        <text:changed-region xml:id="ct37883264" text:id="ct37883264">
          <text:insertion>
            <office:change-info>
              <dc:creator>Ruben Bär</dc:creator>
              <dc:date>2011-06-07T12:26:00</dc:date>
            </office:change-info>
          </text:insertion>
        </text:changed-region>
        <text:changed-region xml:id="ct37882432" text:id="ct37882432">
          <text:insertion>
            <office:change-info>
              <dc:creator>Ruben Bär</dc:creator>
              <dc:date>2011-06-07T12:27:00</dc:date>
            </office:change-info>
          </text:insertion>
        </text:changed-region>
        <text:changed-region xml:id="ct37878832" text:id="ct37878832">
          <text:insertion>
            <office:change-info>
              <dc:creator>Ruben Bär</dc:creator>
              <dc:date>2011-06-07T12:28:00</dc:date>
            </office:change-info>
          </text:insertion>
        </text:changed-region>
        <text:changed-region xml:id="ct37884288" text:id="ct37884288">
          <text:deletion>
            <office:change-info>
              <dc:creator>Stefan Heinemann</dc:creator>
              <dc:date>2011-06-08T13:48:00</dc:date>
            </office:change-info>
            <text:p text:style-name="P3">e</text:p>
          </text:deletion>
        </text:changed-region>
        <text:changed-region xml:id="ct37886720" text:id="ct37886720">
          <text:insertion>
            <office:change-info>
              <dc:creator>Ruben Bär</dc:creator>
              <dc:date>2011-06-07T12:28:00</dc:date>
            </office:change-info>
          </text:insertion>
        </text:changed-region>
        <text:changed-region xml:id="ct37896480" text:id="ct37896480">
          <text:deletion>
            <office:change-info>
              <dc:creator>Stefan Heinemann</dc:creator>
              <dc:date>2011-06-08T13:48:00</dc:date>
            </office:change-info>
            <text:p text:style-name="P3">e</text:p>
          </text:deletion>
        </text:changed-region>
        <text:changed-region xml:id="ct37888608" text:id="ct37888608">
          <text:insertion>
            <office:change-info>
              <dc:creator>Ruben Bär</dc:creator>
              <dc:date>2011-06-07T12:28:00</dc:date>
            </office:change-info>
          </text:insertion>
        </text:changed-region>
        <text:changed-region xml:id="ct37887936" text:id="ct37887936">
          <text:insertion>
            <office:change-info>
              <dc:creator>Ruben Bär</dc:creator>
              <dc:date>2011-06-07T12:29:00</dc:date>
            </office:change-info>
          </text:insertion>
        </text:changed-region>
        <text:changed-region xml:id="ct37884928" text:id="ct37884928">
          <text:deletion>
            <office:change-info>
              <dc:creator>Ruben Bär</dc:creator>
              <dc:date>2011-06-07T12:29:00</dc:date>
            </office:change-info>
            <text:p text:style-name="P3">Dazu wird das Keyword <text:span text:style-name="T1">MyType</text:span> eingeführt. Dieses Keyword wird je nach Verwendung der Klasse, ob als Subtype oder Subclass vererbt, entsprechend gebunden.</text:p>
          </text:deletion>
        </text:changed-region>
        <text:changed-region xml:id="ct38103600" text:id="ct38103600">
          <text:deletion>
            <office:change-info>
              <dc:creator>Ruben Bär</dc:creator>
              <dc:date>2011-06-07T12:33:00</dc:date>
            </office:change-info>
            <text:p text:style-name="P4">Ooplss</text:p>
          </text:deletion>
        </text:changed-region>
        <text:changed-region xml:id="ct37893632" text:id="ct37893632">
          <text:insertion>
            <office:change-info>
              <dc:creator>Ruben Bär</dc:creator>
              <dc:date>2011-06-07T12:33:00</dc:date>
            </office:change-info>
          </text:insertion>
        </text:changed-region>
        <text:changed-region xml:id="ct37889216" text:id="ct37889216">
          <text:deletion>
            <office:change-info>
              <dc:creator>Ruben Bär</dc:creator>
              <dc:date>2011-06-07T12:30:00</dc:date>
            </office:change-info>
            <text:p text:style-name="P3">das Ganze in die Praxis umzusetzen</text:p>
          </text:deletion>
        </text:changed-region>
        <text:changed-region xml:id="ct37896672" text:id="ct37896672">
          <text:insertion>
            <office:change-info>
              <dc:creator>Ruben Bär</dc:creator>
              <dc:date>2011-06-14T10:03:00</dc:date>
            </office:change-info>
          </text:insertion>
        </text:changed-region>
        <text:changed-region xml:id="ct35082928" text:id="ct35082928">
          <text:insertion>
            <office:change-info>
              <dc:creator>Ruben Bär</dc:creator>
              <dc:date>2011-06-07T12:30:00</dc:date>
            </office:change-info>
          </text:insertion>
        </text:changed-region>
        <text:changed-region xml:id="ct35083120" text:id="ct35083120">
          <text:insertion>
            <office:change-info>
              <dc:creator>Ruben Bär</dc:creator>
              <dc:date>2011-06-14T10:04:00</dc:date>
            </office:change-info>
          </text:insertion>
        </text:changed-region>
        <text:changed-region xml:id="ct38107232" text:id="ct38107232">
          <text:insertion>
            <office:change-info>
              <dc:creator>Ruben Bär</dc:creator>
              <dc:date>2011-06-07T12:36:00</dc:date>
            </office:change-info>
          </text:insertion>
        </text:changed-region>
        <text:changed-region xml:id="ct37185632" text:id="ct37185632">
          <text:deletion>
            <office:change-info>
              <dc:creator>Ruben Bär</dc:creator>
              <dc:date>2011-06-14T10:04:00</dc:date>
            </office:change-info>
            <text:p text:style-name="P3">umsetzt</text:p>
          </text:deletion>
        </text:changed-region>
        <text:changed-region xml:id="ct37185440" text:id="ct37185440">
          <text:deletion>
            <office:change-info>
              <dc:creator>Ruben Bär</dc:creator>
              <dc:date>2011-06-07T12:30:00</dc:date>
            </office:change-info>
            <text:p text:style-name="P3">der Vererbung </text:p>
          </text:deletion>
        </text:changed-region>
        <text:changed-region xml:id="ct38107616" text:id="ct38107616">
          <text:deletion>
            <office:change-info>
              <dc:creator>Ruben Bär</dc:creator>
              <dc:date>2011-06-14T10:04:00</dc:date>
            </office:change-info>
            <text:p text:style-name="P3">onzepte </text:p>
          </text:deletion>
        </text:changed-region>
        <text:changed-region xml:id="ct38107424" text:id="ct38107424">
          <text:deletion>
            <office:change-info>
              <dc:creator>Ruben Bär</dc:creator>
              <dc:date>2011-06-07T12:30:00</dc:date>
            </office:change-info>
            <text:p text:style-name="P3">K</text:p>
          </text:deletion>
        </text:changed-region>
        <text:changed-region xml:id="ct38159648" text:id="ct38159648">
          <text:deletion>
            <office:change-info>
              <dc:creator>Ruben Bär</dc:creator>
              <dc:date>2011-06-14T10:04:00</dc:date>
            </office:change-info>
            <text:p text:style-name="P3">, welche diese beiden </text:p>
          </text:deletion>
        </text:changed-region>
        <text:changed-region xml:id="ct38159184" text:id="ct38159184">
          <text:insertion>
            <office:change-info>
              <dc:creator>Ruben Bär</dc:creator>
              <dc:date>2011-06-07T12:37:00</dc:date>
            </office:change-info>
          </text:insertion>
        </text:changed-region>
        <text:changed-region xml:id="ct38159376" text:id="ct38159376">
          <text:insertion>
            <office:change-info>
              <dc:creator>Ruben Bär</dc:creator>
              <dc:date>2011-06-07T12:38:00</dc:date>
            </office:change-info>
          </text:insertion>
        </text:changed-region>
        <text:changed-region xml:id="ct35081968" text:id="ct35081968">
          <text:deletion>
            <office:change-info>
              <dc:creator>Ruben Bär</dc:creator>
              <dc:date>2011-06-07T12:38:00</dc:date>
            </office:change-info>
            <text:p text:style-name="P3"><text:s/>und</text:p>
          </text:deletion>
        </text:changed-region>
        <text:changed-region xml:id="ct35082160" text:id="ct35082160">
          <text:insertion>
            <office:change-info>
              <dc:creator>Ruben Bär</dc:creator>
              <dc:date>2011-06-07T12:30:00</dc:date>
            </office:change-info>
          </text:insertion>
        </text:changed-region>
        <text:changed-region xml:id="ct35082352" text:id="ct35082352">
          <text:deletion>
            <office:change-info>
              <dc:creator>Stefan Heinemann</dc:creator>
              <dc:date>2011-06-08T13:48:00</dc:date>
            </office:change-info>
            <text:p text:style-name="P3"><text:s/>Phase</text:p>
          </text:deletion>
        </text:changed-region>
        <text:changed-region xml:id="ct35082544" text:id="ct35082544">
          <text:insertion>
            <office:change-info>
              <dc:creator>Ruben Bär</dc:creator>
              <dc:date>2011-06-07T12:30:00</dc:date>
            </office:change-info>
          </text:insertion>
        </text:changed-region>
        <text:changed-region xml:id="ct38108048" text:id="ct38108048">
          <text:insertion>
            <office:change-info>
              <dc:creator>Stefan Heinemann</dc:creator>
              <dc:date>2011-06-08T13:48:00</dc:date>
            </office:change-info>
          </text:insertion>
        </text:changed-region>
        <text:changed-region xml:id="ct37887152" text:id="ct37887152">
          <text:insertion>
            <office:change-info>
              <dc:creator>Ruben Bär</dc:creator>
              <dc:date>2011-06-07T12:30:00</dc:date>
            </office:change-info>
          </text:insertion>
        </text:changed-region>
        <text:changed-region xml:id="ct37911840" text:id="ct37911840">
          <text:insertion>
            <office:change-info>
              <dc:creator>Ruben Bär</dc:creator>
              <dc:date>2011-06-07T12:37:00</dc:date>
            </office:change-info>
          </text:insertion>
        </text:changed-region>
        <text:changed-region xml:id="ct37899248" text:id="ct37899248">
          <text:insertion>
            <office:change-info>
              <dc:creator>Ruben Bär</dc:creator>
              <dc:date>2011-06-14T10:04:00</dc:date>
            </office:change-info>
          </text:insertion>
        </text:changed-region>
        <text:changed-region xml:id="ct37195264" text:id="ct37195264">
          <text:insertion>
            <office:change-info>
              <dc:creator>Ruben Bär</dc:creator>
              <dc:date>2011-06-07T12:31:00</dc:date>
            </office:change-info>
          </text:insertion>
        </text:changed-region>
        <text:changed-region xml:id="ct37892304" text:id="ct37892304">
          <text:deletion>
            <office:change-info>
              <dc:creator>Ruben Bär</dc:creator>
              <dc:date>2011-06-07T12:31:00</dc:date>
            </office:change-info>
            <text:p text:style-name="P3"><text:s/>einen kompletten Type Checker.</text:p>
          </text:deletion>
        </text:changed-region>
        <text:changed-region xml:id="ct37900128" text:id="ct37900128">
          <text:deletion>
            <office:change-info>
              <dc:creator>Ruben Bär</dc:creator>
              <dc:date>2011-06-07T12:33:00</dc:date>
            </office:change-info>
            <text:p text:style-name="P3">Ooplss</text:p>
          </text:deletion>
        </text:changed-region>
        <text:changed-region xml:id="ct37898160" text:id="ct37898160">
          <text:insertion>
            <office:change-info>
              <dc:creator>Ruben Bär</dc:creator>
              <dc:date>2011-06-07T12:33:00</dc:date>
            </office:change-info>
          </text:insertion>
        </text:changed-region>
        <text:changed-region xml:id="ct37838816" text:id="ct37838816">
          <text:insertion>
            <office:change-info>
              <dc:creator>Ruben Bär</dc:creator>
              <dc:date>2011-06-14T10:08:00</dc:date>
            </office:change-info>
          </text:insertion>
        </text:changed-region>
        <text:changed-region xml:id="ct37892000" text:id="ct37892000">
          <text:deletion>
            <office:change-info>
              <dc:creator>Ruben Bär</dc:creator>
              <dc:date>2011-06-14T12:01:00</dc:date>
            </office:change-info>
            <text:p text:style-name="Standard"/>
            <text:p text:style-name="Standard"/>
          </text:deletion>
        </text:changed-region>
        <text:changed-region xml:id="ct37911024" text:id="ct37911024">
          <text:insertion>
            <office:change-info>
              <dc:creator>Ruben Bär</dc:creator>
              <dc:date>2011-06-14T12:02:00</dc:date>
            </office:change-info>
          </text:insertion>
        </text:changed-region>
        <text:changed-region xml:id="ct37900720" text:id="ct37900720">
          <text:insertion>
            <office:change-info>
              <dc:creator>Ruben Bär</dc:creator>
              <dc:date>2011-06-14T12:01:00</dc:date>
            </office:change-info>
          </text:insertion>
        </text:changed-region>
        <text:changed-region xml:id="ct37183168" text:id="ct37183168">
          <text:deletion>
            <office:change-info>
              <dc:creator>Ruben Bär</dc:creator>
              <dc:date>2011-06-15T22:28:00</dc:date>
            </office:change-info>
            <text:p text:style-name="P1">Möglichst kurze Sätze</text:p>
          </text:deletion>
        </text:changed-region>
        <text:changed-region xml:id="ct56568336" text:id="ct56568336">
          <text:insertion>
            <office:change-info>
              <dc:creator>Ruben Bär</dc:creator>
              <dc:date>2011-06-15T22:28:00</dc:date>
            </office:change-info>
          </text:insertion>
        </text:changed-region>
        <text:changed-region xml:id="ct37826336" text:id="ct37826336">
          <text:insertion>
            <office:change-info>
              <dc:creator>Ruben Bär</dc:creator>
              <dc:date>2011-06-15T22:29:00</dc:date>
            </office:change-info>
          </text:insertion>
        </text:changed-region>
        <text:changed-region xml:id="ct139872589890016" text:id="ct139872589890016">
          <text:insertion>
            <office:change-info>
              <dc:creator>Ruben Bär</dc:creator>
              <dc:date>2011-06-15T22:29:00</dc:date>
            </office:change-info>
          </text:insertion>
        </text:changed-region>
        <text:changed-region xml:id="ct37892528" text:id="ct37892528">
          <text:insertion>
            <office:change-info>
              <dc:creator>Ruben Bär</dc:creator>
              <dc:date>2011-06-14T11:56:00</dc:date>
            </office:change-info>
          </text:insertion>
        </text:changed-region>
        <text:changed-region xml:id="ct38168096" text:id="ct38168096">
          <text:insertion>
            <office:change-info>
              <dc:creator>Ruben Bär</dc:creator>
              <dc:date>2011-06-14T11:54:00</dc:date>
            </office:change-info>
          </text:insertion>
        </text:changed-region>
        <text:changed-region xml:id="ct38168288" text:id="ct38168288">
          <text:deletion>
            <office:change-info>
              <dc:creator>Ruben Bär</dc:creator>
              <dc:date>2011-06-14T11:54:00</dc:date>
            </office:change-info>
            <text:p text:style-name="Standard">08</text:p>
          </text:deletion>
        </text:changed-region>
        <text:changed-region xml:id="ct38108240" text:id="ct38108240">
          <text:deletion>
            <office:change-info>
              <dc:creator>Ruben Bär</dc:creator>
              <dc:date>2011-06-14T11:56:00</dc:date>
            </office:change-info>
            <text:p text:style-name="Standard">1 Bern</text:p>
          </text:deletion>
        </text:changed-region>
        <text:changed-region xml:id="ct38108432" text:id="ct38108432">
          <text:insertion>
            <office:change-info>
              <dc:creator>Ruben Bär</dc:creator>
              <dc:date>2011-06-14T11: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iel</text:p>
      <text:p text:style-name="Standard"/>
      <text:p text:style-name="Standard">1. Ruben Bär <text:a xlink:type="simple" xlink:href="mailto:ruben.baer@codedump.ch">ruben.baer@codedump.ch</text:a></text:p>
      <text:p text:style-name="Standard">2. Stefan Heinemann <text:a xlink:type="simple" xlink:href="mailto:stefan.heinemann@codedump.ch">stefan.heinemann@codedump.ch</text:a></text:p>
      <text:p text:style-name="Standard"/>
      <text:p text:style-name="Standard">Ruben Bär 079 364 63 21</text:p>
      <text:p text:style-name="Standard"/>
      <text:p text:style-name="Standard">Olivier Biberstein <text:a xlink:type="simple" xlink:href="mailto:olivier.biberstein@bfh.ch">olivier.biberstein@bfh.ch</text:a></text:p>
      <text:p text:style-name="P1"/>
      <text:p text:style-name="P1"><text:change text:change-id="ct38103344"/><text:change-start text:change-id="ct38103024"/>OOPLSS – Eine Sprache mit<text:change-end text:change-id="ct38103024"/><text:change-start text:change-id="ct38104896"/> Subtyping und Subclassing<text:change-end text:change-id="ct38104896"/><text:change text:change-id="ct38105136"/><text:change-start text:change-id="ct38111792"/><office:annotation><dc:creator>Ruben Bär</dc:creator><dc:date>2011-06-14T11:51:28</dc:date><text:p text:style-name="P14"><text:span text:style-name="T9">51 Zeichen anstelle von 50 Zeichen</text:span></text:p></office:annotation><text:change-end text:change-id="ct38111792"/></text:p>
      <text:p text:style-name="Standard"/>
      <text:p text:style-name="Standard"><text:change-start text:change-id="ct38112704"/><office:annotation><dc:creator>Ruben Bär</dc:creator><dc:date>2011-06-07T11:28:14</dc:date><text:p text:style-name="P14"><text:span text:style-name="T8">Unser Schwerpunkt oder der vom Thema?</text:span></text:p></office:annotation><text:change-end text:change-id="ct38112704"/>Computer Perception and Virtual Reality / Prof. Dr. Olivier Biberstein</text:p>
      <text:p text:style-name="Standard">Experte: Prof. Dr. Andreas Spichiger</text:p>
      <text:p text:style-name="Standard"/>
      <text:p text:style-name="P1">Lead: </text:p>
      <text:p text:style-name="P1"/>
      <text:p text:style-name="P2"><text:change text:change-id="ct35024368"/><text:change text:change-id="ct38111280"/><text:change text:change-id="ct38111088"/><text:change text:change-id="ct38128416"/><text:change text:change-id="ct38128224"/><text:change text:change-id="ct38127952"/><text:change text:change-id="ct38127760"/><text:change text:change-id="ct38109536"/><text:change text:change-id="ct38109344"/><text:change text:change-id="ct38156288"/><text:change text:change-id="ct38110720"/><text:change text:change-id="ct38110384"/><text:change text:change-id="ct38084464"/><text:change text:change-id="ct38113712"/><text:change text:change-id="ct38102736"/><text:change text:change-id="ct38135088"/><text:change text:change-id="ct35081472"/><text:change text:change-id="ct35028144"/><text:change text:change-id="ct38109792"/><text:change-start text:change-id="ct37763760"/><text:span text:style-name="T1">Subtyping</text:span> ist ein weitverbreitetes Konzept in Programmiersprachen wie C++, und Java um Vererbung und Polymorphie zu realisieren. Die Subtypenhierarchie ist dabei äquivalent mit der Vererbungshierarchie. Dies macht eine Vererbung, die dem Gedanken der Wiederverwendung entspricht, unmöglich. Um dies zu ermöglichen, wurde das Konzept von <text:span text:style-name="T1">Subclassing</text:span> entwickelt. Innerhalb dieser Bachelorarbeit wurde die Sprache OOPLSS, Object-Oriented Programming Language with Subtyping and Subclassing, entwickelt, die beide Konzept zur Ableitung bereitstellt und für welche ein rudimentärer Compiler erstellt wurde.<text:change-end text:change-id="ct37763760"/></text:p>
      <text:p text:style-name="Standard"/>
      <text:p text:style-name="P1">Text: </text:p>
      <text:p text:style-name="P1"/>
      <text:p text:style-name="P1">Subtyping</text:p>
      <text:p text:style-name="P2">Moderne <text:change-start text:change-id="ct38132496"/>und populäre <text:change-end text:change-id="ct38132496"/>objektorientierte Programmiersprachen kennen ein Vererbungskonzept<text:change-start text:change-id="ct37821584"/>,<text:change-end text:change-id="ct37821584"/> welches <text:change text:change-id="ct37763280"/><text:change-start text:change-id="ct29965008"/>automatisch<text:change-end text:change-id="ct29965008"/> <text:change text:change-id="ct37826528"/><text:change-start text:change-id="ct38132112"/><text:span text:style-name="T1">Subtypen</text:span> erstellt<text:change-end text:change-id="ct38132112"/>. <text:change text:change-id="ct38112272"/>Dies ermöglicht die polymorphe Verwendung von Typen, indem <text:change-start text:change-id="ct38133488"/>ein <text:change-end text:change-id="ct38133488"/>Typ<text:change text:change-id="ct38111984"/> <text:change text:change-id="ct35024560"/><text:change-start text:change-id="ct38127056"/>sicher durch eine<text:change-end text:change-id="ct38127056"/><text:change-start text:change-id="ct38117984"/>n<text:change-end text:change-id="ct38117984"/><text:change-start text:change-id="ct38118176"/> Subtyp<text:change-end text:change-id="ct38118176"/><text:change-start text:change-id="ct38133072"/>en<text:change-end text:change-id="ct38133072"/><text:change-start text:change-id="ct38133264"/> ersetzt werden kann<text:change-end text:change-id="ct38133264"/>. <text:change-start text:change-id="ct38126608"/>Damit diese Ersetzung ohne Typenfehler möglich ist, muss ein Subtyp<text:change-end text:change-id="ct38126608"/><text:change text:change-id="ct38126800"/><text:change-start text:change-id="ct38123840"/> gewisse Eigenschaften einhalten<text:change-end text:change-id="ct38123840"/><text:change text:change-id="ct38124224"/><text:change text:change-id="ct38124032"/><text:change-start text:change-id="ct38124416"/>.<text:change-end text:change-id="ct38124416"/> So können zum Beispiel Methodenargumente nicht weiter spezialisiert werden. Diese Problematik wird z.B. bei<text:span text:style-name="T1"> </text:span><text:change-start text:change-id="ct38124608"/><text:span text:style-name="T2">der</text:span><text:change-end text:change-id="ct38124608"/><text:span text:style-name="T1"> </text:span><text:change-start text:change-id="ct35082736"/><text:span text:style-name="T1">equals</text:span><text:change-end text:change-id="ct35082736"/><text:span text:style-name="T2"> Methode</text:span><text:span text:style-name="T1"> </text:span><text:change-start text:change-id="ct38106704"/><text:span text:style-name="T2">der</text:span><text:change-end text:change-id="ct38106704"/><text:change-start text:change-id="ct35081776"/><text:span text:style-name="T2"> Klasse</text:span><text:change-end text:change-id="ct35081776"/><text:span text:style-name="T1"> </text:span><text:change-start text:change-id="ct38105360"/><text:span text:style-name="T1">Object</text:span><text:change-end text:change-id="ct38105360"/><text:change text:change-id="ct38105552"/><text:span text:style-name="T2"> bei Java offensichtlich: </text:span><text:change-start text:change-id="ct37842432"/><text:span text:style-name="T2">Der Typ</text:span><text:change-end text:change-id="ct37842432"/><text:change text:change-id="ct38107824"/><text:change-start text:change-id="ct38106224"/><text:span text:style-name="T2"> des Methodenarguments </text:span><text:change-end text:change-id="ct38106224"/><text:change text:change-id="ct38157952"/><text:span text:style-name="T2"><text:s/>kann nicht weiter eingeschränkt werden, so dass sie den spezifisch zu vergleichenden Typ verlangt.</text:span><text:change-start text:change-id="ct38157680"/><text:span text:style-name="T2"> Dies führt dazu, dass </text:span><text:change-end text:change-id="ct38157680"/><text:change-start text:change-id="ct38159888"/><text:span text:style-name="T2">unsichere Sprachkonstrukte wie ein Cast, welche das Typen</text:span><text:change-end text:change-id="ct38159888"/><text:change text:change-id="ct38160304"/><text:change text:change-id="ct38160080"/><text:change-start text:change-id="ct38161168"/><text:span text:style-name="T2">s</text:span><text:change-end text:change-id="ct38161168"/><text:change-start text:change-id="ct38163440"/><text:span text:style-name="T2">ystem umgehen, unvermeidlich sind</text:span><text:change-end text:change-id="ct38163440"/><text:change text:change-id="ct38163632"/><text:change-start text:change-id="ct38161808"/><text:span text:style-name="T2">.</text:span><text:change-end text:change-id="ct38161808"/><text:change text:change-id="ct38134096"/></text:p>
      <text:p text:style-name="P3"/>
      <text:p text:style-name="P4">Subclassing</text:p>
      <text:p text:style-name="P3">In dieser Arbeit wird das Konzept des <text:span text:style-name="T1">Subclassing</text:span> <text:change text:change-id="ct37181040"/><text:change-start text:change-id="ct38134320"/>aufgegriffen,<text:change-end text:change-id="ct38134320"/><text:change text:change-id="ct37827312"/> <text:change text:change-id="ct37190864"/><text:change-start text:change-id="ct37183408"/>welches<text:change-end text:change-id="ct37183408"/> ermöglicht<text:change-start text:change-id="ct37181552"/>,<text:change-end text:change-id="ct37181552"/> <text:change text:change-id="ct37879904"/><text:change text:change-id="ct37841104"/><text:change text:change-id="ct37840192"/>Code in Klassen zu vererben, ohne Subtypen zu erstellen. <text:change text:change-id="ct37842784"/><text:change-start text:change-id="ct37843376"/>Viele<text:change-end text:change-id="ct37843376"/> Programmiersprachen kennen zwar parametrisierte Klassen, bekannt als Generics in Java oder Templates in C++. Diese lösen jedoch nicht das Problem von rekursiven Typen, <text:change text:change-id="ct38160896"/><text:change-start text:change-id="ct37182624"/>welche ihren eigenen Typ<text:change-end text:change-id="ct37182624"/><text:change text:change-id="ct37186160"/><text:change-start text:change-id="ct37181904"/> als Methodenpara<text:change-end text:change-id="ct37181904"/><text:change-start text:change-id="ct38106896"/>meter erwarten<text:change-end text:change-id="ct38106896"/><text:change text:change-id="ct38124800"/><text:change-start text:change-id="ct38108832"/>, wie e<text:change-end text:change-id="ct38108832"/><text:change-start text:change-id="ct38156832"/>s bei der Methode <text:span text:style-name="T1">equals</text:span> der Fall wäre.<text:change-end text:change-id="ct38156832"/><text:change text:change-id="ct37183696"/><text:change-start text:change-id="ct38162000"/> Aus diesem Grund haben wir eine spezielle Typ<text:change-end text:change-id="ct38162000"/><text:change text:change-id="ct38160496"/><text:change-start text:change-id="ct38157184"/>en<text:change-end text:change-id="ct38157184"/><text:change-start text:change-id="ct38157376"/>-Variable, <text:span text:style-name="T1">MyType</text:span>. <text:change-end text:change-id="ct38157376"/><text:change text:change-id="ct38105776"/><text:change-start text:change-id="ct38105968"/>e<text:change-end text:change-id="ct38105968"/><text:change-start text:change-id="ct38161360"/>ingeführt<text:change-end text:change-id="ct38161360"/><text:change-start text:change-id="ct37880096"/>. Diese Typ<text:change-end text:change-id="ct37880096"/><text:change text:change-id="ct37188960"/><text:change-start text:change-id="ct37189520"/>-<text:change-end text:change-id="ct37189520"/><text:change-start text:change-id="ct37893264"/>Variable kann als impliziter Typenparameter verstanden werden, welche<text:change-end text:change-id="ct37893264"/><text:change-start text:change-id="ct37189792"/>r den eigenen Typ<text:change-end text:change-id="ct37189792"/><text:change text:change-id="ct37880800"/><text:change-start text:change-id="ct38161552"/> <text:change-end text:change-id="ct38161552"/><text:change-start text:change-id="ct37195888"/>bzw. <text:change-end text:change-id="ct37195888"/><text:change-start text:change-id="ct37883264"/>Typen von Subklassen erwartet. Dieser Typenparameter ist daher notwendigerweise implizit, weil sonst eine unendliche <text:change-end text:change-id="ct37883264"/><text:change-start text:change-id="ct37882432"/>Typendeklaration notwendig wäre. Abhängig davon, <text:change-end text:change-id="ct37882432"/><text:change-start text:change-id="ct37878832"/>ob bei der Ableitung ein Subtyp<text:change-end text:change-id="ct37878832"/><text:change text:change-id="ct37884288"/><text:change-start text:change-id="ct37886720"/> oder eine Subklasse erstellt werden soll, wird diese Typ<text:change-end text:change-id="ct37886720"/><text:change text:change-id="ct37896480"/><text:change-start text:change-id="ct37888608"/>-Variable in der ganzen Typenhierarchie entsprechend gebunden<text:change-end text:change-id="ct37888608"/><text:change-start text:change-id="ct37887936"/>.<text:change-end text:change-id="ct37887936"/><text:change text:change-id="ct37884928"/></text:p>
      <text:p text:style-name="P3"/>
      <text:p text:style-name="P4"><text:change text:change-id="ct38103600"/><text:change-start text:change-id="ct37893632"/>OOPLSS<text:change-end text:change-id="ct37893632"/></text:p>
      <text:p text:style-name="P3">Um <text:change text:change-id="ct37889216"/><text:change-start text:change-id="ct37896672"/>unser<text:change-end text:change-id="ct37896672"/><text:change-start text:change-id="ct35082928"/> Modell, welches Subtyping und Subclassing vereint, zu testen<text:change-end text:change-id="ct35082928"/>, wurde im Rahmen dieser Arbeit eine Programmiersprache<text:change-start text:change-id="ct35083120"/>, welche diese beiden Ableitungskonzepte umsetzt,<text:change-end text:change-id="ct35083120"/> entwickelt und <text:change-start text:change-id="ct38107232"/><text:soft-page-break/>grösstenteils <text:change-end text:change-id="ct38107232"/>implementiert<text:change text:change-id="ct37185632"/><text:change text:change-id="ct37185440"/><text:change text:change-id="ct38107616"/><text:change text:change-id="ct38107424"/><text:change text:change-id="ct38159648"/>. Diese Sprache ist syntaktisch an Java und Scala angelehnt<text:change-start text:change-id="ct38159184"/>. Der Co<text:change-end text:change-id="ct38159184"/><text:change-start text:change-id="ct38159376"/>mpiler<text:change-end text:change-id="ct38159376"/><text:change text:change-id="ct35081968"/> implementiert<text:change-start text:change-id="ct35082160"/> dabei jede <text:change-end text:change-id="ct35082160"/><text:change text:change-id="ct35082352"/><text:change-start text:change-id="ct35082544"/>notwendige Phase, von <text:change-end text:change-id="ct35082544"/><text:change-start text:change-id="ct38108048"/>der <text:change-end text:change-id="ct38108048"/><text:change-start text:change-id="ct37887152"/>lexikalischen über <text:change-end text:change-id="ct37887152"/><text:change-start text:change-id="ct37911840"/>die semantische Analyse<text:change-end text:change-id="ct37911840"/><text:change-start text:change-id="ct37899248"/>,<text:change-end text:change-id="ct37899248"/><text:change-start text:change-id="ct37195264"/> bishin zum Übersetzen in den Zielcode.<text:change-end text:change-id="ct37195264"/><text:change text:change-id="ct37892304"/> Auf einige in Programmiersprachen gängige Features, die für den Sachverhalt dieser Arbeit irrelevant sind, wurde vorerst verzichtet. Erweiterungen sind jedoch ohne weiteres denkbar. Übersetzt wird <text:change text:change-id="ct37900128"/><text:change-start text:change-id="ct37898160"/>OOPLSS<text:change-end text:change-id="ct37898160"/> in Java, was den Zugriff auf das Java-Framework denkbar macht.<text:change-start text:change-id="ct37838816"/></text:p>
      <text:p text:style-name="P3"/>
      <text:p text:style-name="Standard"><text:span text:style-name="T5">Weitere Informationen auf </text:span><text:a xlink:type="simple" xlink:href="http://ooplss.codedump.ch/">http://ooplss.codedump.ch</text:a><text:change-end text:change-id="ct37838816"/><text:change text:change-id="ct37892000"/><text:change-start text:change-id="ct37911024"/>.<text:change-end text:change-id="ct37911024"/><text:change-start text:change-id="ct37900720"/></text:p>
      <text:p text:style-name="Standard"><text:change-end text:change-id="ct37900720"/></text:p>
      <text:p text:style-name="Standard"/>
      <text:p text:style-name="P1">Bildlegende: <text:change text:change-id="ct37183168"/><text:change-start text:change-id="ct56568336"/><text:span text:style-name="T6">Ein Codeb</text:span><text:change-end text:change-id="ct56568336"/><text:change-start text:change-id="ct37826336"/><text:span text:style-name="T6">eispiel geschrieben in OOPLSS. Es zeigt die Sprache mit einigen ihren Eigenschaften.</text:span><text:change-end text:change-id="ct37826336"/></text:p>
      <text:p text:style-name="Standard"/>
      <text:p text:style-name="P1">Bemerkungen<text:change-start text:change-id="ct139872589890016"/>:<text:change-end text:change-id="ct139872589890016"/></text:p>
      <text:p text:style-name="Standard"/>
      <text:p text:style-name="Standard"><text:change-start text:change-id="ct37892528"/>Bern, <text:change-end text:change-id="ct37892528"/><text:change-start text:change-id="ct38168096"/>15<text:change-end text:change-id="ct38168096"/><text:change text:change-id="ct38168288"/>.06.201<text:change text:change-id="ct38108240"/><text:change-start text:change-id="ct38108432"/>1<text:change-end text:change-id="ct381084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06T20:19:38</meta:creation-date>
    <meta:editing-duration>PT7H28M25S</meta:editing-duration>
    <meta:editing-cycles>152</meta:editing-cycles>
    <meta:generator>LibreOffice/3.3$Unix LibreOffice_project/330m19$Build-202</meta:generator>
    <dc:date>2011-06-15T22:29:43</dc:date>
    <meta:printed-by>Stefan Heinemann</meta:printed-by>
    <meta:print-date>2011-06-08T00:18:30</meta:print-date>
    <dc:creator>Ruben Bär</dc:creator>
    <meta:document-statistic meta:table-count="0" meta:image-count="0" meta:object-count="0" meta:page-count="2" meta:paragraph-count="89" meta:word-count="694" meta:character-count="5158"/>
  </office:meta>
</office:document-meta>
</file>